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6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9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2" draw:id="id12" draw:layer="layout" svg:width="5.461cm" svg:height="1.016cm" svg:x="5.318cm" svg:y="1.762cm">
          <text:p text:style-name="P1"><text:span text:style-name="T1">char getLetterGrade(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xml:id="id13" draw:id="id13" draw:layer="layout" svg:width="7.493cm" svg:height="1.778cm" svg:x="4.302cm" svg:y="3.794cm">
          <text:p text:style-name="P1"><text:span text:style-name="T1">Double score = getAverage()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4" draw:id="id14" draw:layer="layout" svg:width="6.477cm" svg:height="0.762cm" svg:x="4.81cm" svg:y="6.715cm">
          <text:p text:style-name="P1"><text:span text:style-name="T1">char grad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" draw:id="id1" draw:layer="layout" svg:width="3.302cm" svg:height="3.62cm" svg:x="6.207cm" svg:y="7.731cm">
          <text:p text:style-name="P1"><text:span text:style-name="T1">if score&gt;=90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rect draw:style-name="gr2" draw:text-style-name="P1" xml:id="id2" draw:id="id2" draw:layer="layout" svg:width="3.683cm" svg:height="0.762cm" svg:x="12.557cm" svg:y="9.16cm">
          <text:p text:style-name="P1"><text:span text:style-name="T1"><text:s/></text:span><text:span text:style-name="T1">Grade='A'</text:span></text:p>
        </draw:rect>
        <draw:connector draw:style-name="gr3" draw:text-style-name="P2" draw:layer="layout" svg:x1="9.509cm" svg:y1="9.541cm" svg:x2="12.557cm" svg:y2="9.541cm" draw:start-shape="id1" draw:start-glue-point="7" draw:end-shape="id2" draw:end-glue-point="3" svg:d="M9509 9541h3048">
          <text:p/>
        </draw:connector>
        <draw:frame draw:style-name="gr4" draw:text-style-name="P3" draw:layer="layout" svg:width="1.594cm" svg:height="0.836cm" svg:x="10.074cm" svg:y="8.557cm">
          <draw:text-box>
            <text:p text:style-name="P3"><text:span text:style-name="T1">true</text:span></text:p>
          </draw:text-box>
        </draw:frame>
        <draw:custom-shape draw:style-name="gr1" draw:text-style-name="P1" xml:id="id3" draw:id="id3" draw:layer="layout" svg:width="3.937cm" svg:height="4.445cm" svg:x="5.826cm" svg:y="11.859cm">
          <text:p text:style-name="P1"><text:span text:style-name="T1">if else score&gt;=80</text:span>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rect draw:style-name="gr2" draw:text-style-name="P1" xml:id="id4" draw:id="id4" draw:layer="layout" svg:width="4.318cm" svg:height="1.27cm" svg:x="12.557cm" svg:y="13.446cm">
          <text:p text:style-name="P1"><text:span text:style-name="T1"><text:s/></text:span><text:span text:style-name="T1">Grade='B'</text:span></text:p>
        </draw:rect>
        <draw:connector draw:style-name="gr3" draw:text-style-name="P2" draw:layer="layout" svg:x1="9.763cm" svg:y1="14.082cm" svg:x2="12.557cm" svg:y2="14.081cm" draw:start-shape="id3" draw:start-glue-point="7" draw:end-shape="id4" draw:end-glue-point="3" svg:d="M9763 14082h1397v-1h1397">
          <text:p/>
        </draw:connector>
        <draw:frame draw:style-name="gr5" draw:text-style-name="P3" draw:layer="layout" svg:width="1.594cm" svg:height="0.836cm" svg:x="10.144cm" svg:y="12.737cm">
          <draw:text-box>
            <text:p text:style-name="P3"><text:span text:style-name="T1">true</text:span></text:p>
          </draw:text-box>
        </draw:frame>
        <draw:custom-shape draw:style-name="gr1" draw:text-style-name="P1" xml:id="id5" draw:id="id5" draw:layer="layout" svg:width="3.937cm" svg:height="4.445cm" svg:x="6.969cm" svg:y="16.494cm">
          <text:p text:style-name="P1"><text:span text:style-name="T1">if else score&gt;=80</text:span>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rect draw:style-name="gr2" draw:text-style-name="P1" xml:id="id6" draw:id="id6" draw:layer="layout" svg:width="4.318cm" svg:height="1.27cm" svg:x="12.557cm" svg:y="18.018cm">
          <text:p text:style-name="P1"><text:span text:style-name="T1"><text:s/></text:span><text:span text:style-name="T1">Grade='C'</text:span></text:p>
        </draw:rect>
        <draw:connector draw:style-name="gr3" draw:text-style-name="P2" draw:layer="layout" svg:x1="10.906cm" svg:y1="18.717cm" svg:x2="12.557cm" svg:y2="18.653cm" draw:start-shape="id5" draw:start-glue-point="7" draw:end-shape="id6" draw:end-glue-point="3" svg:d="M10906 18717h826v-64h825">
          <text:p/>
        </draw:connector>
        <draw:frame draw:style-name="gr5" draw:text-style-name="P3" draw:layer="layout" svg:width="1.594cm" svg:height="0.836cm" svg:x="10.144cm" svg:y="17.309cm">
          <draw:text-box>
            <text:p text:style-name="P3"><text:span text:style-name="T1">true</text:span></text:p>
          </draw:text-box>
        </draw:frame>
        <draw:custom-shape draw:style-name="gr1" draw:text-style-name="P1" xml:id="id10" draw:id="id10" draw:layer="layout" svg:width="3.937cm" svg:height="4.445cm" svg:x="5.953cm" svg:y="21.447cm">
          <text:p text:style-name="P1"><text:span text:style-name="T1">if else score&gt;=80</text:span>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rect draw:style-name="gr2" draw:text-style-name="P1" xml:id="id7" draw:id="id7" draw:layer="layout" svg:width="4.318cm" svg:height="1.27cm" svg:x="12.557cm" svg:y="23.098cm">
          <text:p text:style-name="P1"><text:span text:style-name="T1"><text:s/></text:span><text:span text:style-name="T1">Grade='D'</text:span></text:p>
        </draw:rect>
        <draw:connector draw:style-name="gr3" draw:text-style-name="P2" draw:layer="layout" svg:x1="9.89cm" svg:y1="23.67cm" svg:x2="12.557cm" svg:y2="23.733cm" draw:end-shape="id7" draw:end-glue-point="3" svg:d="M9890 23670h1083v63h1584">
          <text:p/>
        </draw:connector>
        <draw:frame draw:style-name="gr5" draw:text-style-name="P3" draw:layer="layout" svg:width="1.594cm" svg:height="0.836cm" svg:x="10.144cm" svg:y="21.881cm">
          <draw:text-box>
            <text:p text:style-name="P3"><text:span text:style-name="T1">true</text:span></text:p>
          </draw:text-box>
        </draw:frame>
        <draw:rect draw:style-name="gr2" draw:text-style-name="P1" xml:id="id9" draw:id="id9" draw:layer="layout" svg:width="3.937cm" svg:height="0.889cm" svg:x="9.128cm" svg:y="24.876cm">
          <text:p text:style-name="P1"><text:span text:style-name="T1">Else Grade = 'F'</text:span></text:p>
        </draw:rect>
        <draw:ellipse draw:style-name="gr2" draw:text-style-name="P2" xml:id="id11" draw:id="id11" draw:layer="layout" svg:width="5.08cm" svg:height="1.302cm" svg:x="15.097cm" svg:y="25.638cm">
          <text:p text:style-name="P2">Return grade</text:p>
        </draw:ellipse>
        <draw:custom-shape draw:style-name="gr6" draw:text-style-name="P2" xml:id="id8" draw:id="id8" draw:layer="layout" svg:width="0.635cm" svg:height="0.381cm" svg:x="18.145cm" svg:y="24.74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2" draw:layer="layout" svg:x1="16.24cm" svg:y1="9.541cm" svg:x2="18.463cm" svg:y2="24.749cm" draw:start-shape="id2" draw:start-glue-point="1" draw:end-shape="id8" draw:end-glue-point="4" svg:d="M16240 9541h2223v15208">
          <text:p/>
        </draw:connector>
        <draw:connector draw:style-name="gr3" draw:text-style-name="P2" draw:layer="layout" svg:x1="16.875cm" svg:y1="14.081cm" svg:x2="18.463cm" svg:y2="24.749cm" draw:start-shape="id4" draw:start-glue-point="1" draw:end-shape="id8" draw:end-glue-point="4" svg:d="M16875 14081h1588v10668">
          <text:p/>
        </draw:connector>
        <draw:connector draw:style-name="gr3" draw:text-style-name="P2" draw:layer="layout" svg:x1="16.875cm" svg:y1="18.653cm" svg:x2="18.463cm" svg:y2="24.749cm" draw:start-shape="id6" draw:start-glue-point="1" draw:end-shape="id8" draw:end-glue-point="4" svg:d="M16875 18653h1588v6096">
          <text:p/>
        </draw:connector>
        <draw:connector draw:style-name="gr3" draw:text-style-name="P2" draw:layer="layout" svg:x1="16.875cm" svg:y1="23.733cm" svg:x2="18.463cm" svg:y2="24.749cm" draw:start-shape="id7" draw:start-glue-point="1" draw:end-shape="id8" draw:end-glue-point="4" svg:d="M16875 23733h1588v1016">
          <text:p/>
        </draw:connector>
        <draw:connector draw:style-name="gr3" draw:text-style-name="P2" draw:layer="layout" svg:x1="13.065cm" svg:y1="25.32cm" svg:x2="18.145cm" svg:y2="24.94cm" draw:start-shape="id9" draw:start-glue-point="1" draw:end-shape="id8" draw:end-glue-point="6" svg:d="M13065 25320h2540v-380h2540">
          <text:p/>
        </draw:connector>
        <draw:connector draw:style-name="gr3" draw:text-style-name="P2" draw:layer="layout" svg:x1="7.922cm" svg:y1="25.892cm" svg:x2="11.096cm" svg:y2="25.765cm" draw:start-shape="id10" draw:start-glue-point="6" draw:end-shape="id9" draw:end-glue-point="2" svg:d="M7922 25892v501h3174v-628">
          <text:p/>
        </draw:connector>
        <draw:connector draw:style-name="gr3" draw:text-style-name="P2" draw:layer="layout" svg:x1="18.463cm" svg:y1="25.13cm" svg:x2="17.637cm" svg:y2="25.638cm" draw:start-shape="id8" draw:start-glue-point="8" draw:end-shape="id11" draw:end-glue-point="0" svg:d="M18463 25130v254h-826v254">
          <text:p/>
        </draw:connector>
        <draw:connector draw:style-name="gr3" draw:text-style-name="P2" draw:layer="layout" svg:x1="8.049cm" svg:y1="2.778cm" svg:x2="8.049cm" svg:y2="3.794cm" draw:start-shape="id12" draw:start-glue-point="6" draw:end-shape="id13" draw:end-glue-point="4" svg:d="M8049 2778v1016">
          <text:p/>
        </draw:connector>
        <draw:connector draw:style-name="gr3" draw:text-style-name="P2" draw:layer="layout" svg:x1="8.049cm" svg:y1="5.572cm" svg:x2="8.049cm" svg:y2="6.715cm" draw:start-shape="id13" draw:start-glue-point="6" draw:end-shape="id14" draw:end-glue-point="4" svg:d="M8049 5572v1143">
          <text:p/>
        </draw:connector>
        <draw:connector draw:style-name="gr3" draw:text-style-name="P2" draw:layer="layout" svg:x1="8.049cm" svg:y1="7.477cm" svg:x2="7.858cm" svg:y2="7.731cm" draw:start-shape="id14" draw:start-glue-point="6" draw:end-shape="id1" draw:end-glue-point="4" svg:d="M8049 7477v128h-191v126">
          <text:p/>
        </draw:connector>
        <draw:connector draw:style-name="gr3" draw:text-style-name="P2" draw:layer="layout" svg:x1="7.858cm" svg:y1="11.351cm" svg:x2="7.795cm" svg:y2="11.859cm" draw:start-shape="id1" draw:start-glue-point="6" draw:end-shape="id3" draw:end-glue-point="4" svg:d="M7858 11351v254h-63v254">
          <text:p/>
        </draw:connector>
        <draw:connector draw:style-name="gr3" draw:text-style-name="P2" draw:layer="layout" svg:x1="9.763cm" svg:y1="14.081cm" svg:x2="9.763cm" svg:y2="14.081cm" draw:start-shape="id3" draw:end-shape="id3" svg:d="M9763 14081z">
          <text:p/>
        </draw:connector>
        <draw:connector draw:style-name="gr3" draw:text-style-name="P2" xml:id="id15" draw:id="id15" draw:layer="layout" svg:x1="7.922cm" svg:y1="21.447cm" svg:x2="7.922cm" svg:y2="21.447cm" draw:start-shape="id10" draw:start-glue-point="4" draw:end-shape="id10" draw:end-glue-point="4" svg:d="M7922 21447z">
          <text:p/>
        </draw:connector>
        <draw:connector draw:style-name="gr3" draw:text-style-name="P2" draw:layer="layout" svg:x1="7.795cm" svg:y1="16.304cm" svg:x2="8.938cm" svg:y2="16.494cm" draw:start-shape="id3" draw:start-glue-point="6" draw:end-shape="id5" draw:end-glue-point="4" svg:d="M7795 16304v95h1143v95">
          <text:p/>
        </draw:connector>
        <draw:connector draw:style-name="gr3" draw:text-style-name="P2" draw:layer="layout" svg:x1="8.938cm" svg:y1="20.939cm" svg:x2="7.922cm" svg:y2="21.447cm" draw:start-shape="id5" draw:start-glue-point="6" draw:end-shape="id15" draw:end-glue-point="0" svg:d="M8938 20939v508h-101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2-28T11:56:07.82</meta:creation-date>
    <dc:date>2018-02-28T12:09:23.02</dc:date>
    <meta:editing-duration>PT13M15S</meta:editing-duration>
    <meta:editing-cycles>1</meta:editing-cycles>
    <meta:document-statistic meta:object-count="37"/>
    <meta:generator>OpenOffice/4.1.3$Win32 OpenOffice.org_project/413m1$Build-9783</meta:generator>
  </office:meta>
</office:document-meta>
</file>